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nglecore</text:p>
          </table:table-cell>
          <table:table-cell office:value-type="string" calcext:value-type="string">
            <text:p>multicore</text:p>
          </table:table-cell>
          <table:table-cell office:value-type="string" calcext:value-type="string">
            <text:p>Gpu (1080)</text:p>
          </table:table-cell>
          <table:table-cell office:value-type="string" calcext:value-type="string">
            <text:p>GPU (3090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.365" calcext:value-type="float">
            <text:p>1.365</text:p>
          </table:table-cell>
          <table:table-cell office:value-type="float" office:value="2.638" calcext:value-type="float">
            <text:p>2.63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.661" calcext:value-type="float">
            <text:p>7.661</text:p>
          </table:table-cell>
          <table:table-cell office:value-type="float" office:value="12.442" calcext:value-type="float">
            <text:p>12.442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54.413" calcext:value-type="float">
            <text:p>54.413</text:p>
          </table:table-cell>
          <table:table-cell office:value-type="float" office:value="88.258" calcext:value-type="float">
            <text:p>88.258</text:p>
          </table:table-cell>
          <table:table-cell office:value-type="float" office:value="15.393" calcext:value-type="float">
            <text:p>15.3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515.385" calcext:value-type="float">
            <text:p>515.385</text:p>
          </table:table-cell>
          <table:table-cell office:value-type="float" office:value="730" calcext:value-type="float">
            <text:p>730</text:p>
          </table:table-cell>
          <table:table-cell office:value-type="float" office:value="158.212" calcext:value-type="float">
            <text:p>158.2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1116.17" calcext:value-type="float">
            <text:p>1116.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0:59:32.576000517</meta:creation-date>
    <dc:date>2024-08-23T15:22:00.209822259</dc:date>
    <meta:editing-duration>PT1H59M9S</meta:editing-duration>
    <meta:editing-cycles>2</meta:editing-cycles>
    <meta:generator>LibreOffice/7.4.7.2$Linux_X86_64 LibreOffice_project/40$Build-2</meta:generator>
    <meta:document-statistic meta:table-count="1" meta:cell-count="23" meta:object-count="0"/>
  </office:meta>
</office:document-meta>
</file>